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" /&gt;</text:p>
      <text:p text:style-name="Standard"><text:s text:c="2"/>&lt;title&gt;Carta · Hamburguesería Gourmet&lt;/title&gt;</text:p>
      <text:p text:style-name="Standard"><text:s text:c="2"/>&lt;link rel="preconnect" href="https://fonts.googleapis.com"&gt;</text:p>
      <text:p text:style-name="Standard"><text:s text:c="2"/>&lt;link rel="preconnect" href="https://fonts.gstatic.com" crossorigin&gt;</text:p>
      <text:p text:style-name="Standard"><text:s text:c="2"/>&lt;link href="https://fonts.googleapis.com/css2?family=Inter:wght@300;400;500;600;700;800&amp;display=swap" rel="stylesheet"&gt;</text:p>
      <text:p text:style-name="Standard"><text:s text:c="2"/>&lt;!-- Tailwind via CDN --&gt;</text:p>
      <text:p text:style-name="Standard"><text:s text:c="2"/>&lt;script src="https://cdn.tailwindcss.com"&gt;&lt;/script&gt;</text:p>
      <text:p text:style-name="Standard"><text:s text:c="2"/>&lt;script&gt;</text:p>
      <text:p text:style-name="Standard"><text:s text:c="4"/>tailwind.config = {</text:p>
      <text:p text:style-name="Standard"><text:s text:c="6"/>theme: {</text:p>
      <text:p text:style-name="Standard"><text:s text:c="8"/>extend: {</text:p>
      <text:p text:style-name="Standard"><text:s text:c="10"/>fontFamily: { sans: ['Inter', 'ui-sans-serif', 'system-ui'] },</text:p>
      <text:p text:style-name="Standard"><text:s text:c="10"/>colors: {</text:p>
      <text:p text:style-name="Standard"><text:s text:c="12"/>brand: {</text:p>
      <text:p text:style-name="Standard"><text:s text:c="14"/>50: '#fdf7f3', 100: '#fde8db', 200: '#fbd0b6', 300: '#f8b089', 400: '#f18656', 500: '#e86b2a', 600: '#cc571c', 700: '#a74419', 800: '#833718', 900: '#6b2e16'</text:p>
      <text:p text:style-name="Standard"><text:s text:c="12"/>}</text:p>
      <text:p text:style-name="Standard"><text:s text:c="10"/>},</text:p>
      <text:p text:style-name="Standard"><text:s text:c="10"/>boxShadow: {</text:p>
      <text:p text:style-name="Standard"><text:s text:c="12"/>soft: '0 10px 25px rgba(0,0,0,0.06)'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&lt;/script&gt;</text:p>
      <text:p text:style-name="Standard"><text:s text:c="2"/>&lt;style&gt;</text:p>
      <text:p text:style-name="Standard"><text:s text:c="4"/>html, body { height: 100%; }</text:p>
      <text:p text:style-name="Standard"><text:s text:c="4"/>.glass { backdrop-filter: blur(8px); background: rgba(255,255,255,0.75); }</text:p>
      <text:p text:style-name="Standard"><text:s text:c="2"/>&lt;/style&gt;</text:p>
      <text:p text:style-name="Standard">&lt;/head&gt;</text:p>
      <text:p text:style-name="Standard">&lt;body class="min-h-screen bg-neutral-50 text-neutral-900"&gt;</text:p>
      <text:p text:style-name="Standard"><text:s text:c="2"/>&lt;!-- HEADER / NAV --&gt;</text:p>
      <text:p text:style-name="Standard"><text:s text:c="2"/>&lt;header class="sticky top-0 z-50 bg-white/90 backdrop-blur border-b border-neutral-200"&gt;</text:p>
      <text:p text:style-name="Standard"><text:s text:c="4"/>&lt;div class="max-w-6xl mx-auto px-4 sm:px-6 py-3 flex items-center justify-between"&gt;</text:p>
      <text:p text:style-name="Standard"><text:s text:c="6"/>&lt;div class="flex items-center gap-3"&gt;</text:p>
      <text:p text:style-name="Standard"><text:s text:c="8"/>&lt;div class="h-10 w-10 rounded-xl bg-brand-600 text-white grid place-items-center font-extrabold"&gt;HG&lt;/div&gt;</text:p>
      <text:p text:style-name="Standard"><text:s text:c="8"/>&lt;div class="leading-tight"&gt;</text:p>
      <text:p text:style-name="Standard"><text:s text:c="10"/>&lt;h1 class="font-extrabold text-lg"&gt;Hamburguesería Gourmet&lt;/h1&gt;</text:p>
      <text:p text:style-name="Standard"><text:s text:c="10"/>&lt;p class="text-xs text-neutral-500" id="subtitle"&gt;Carta interactiva · Solo comida&lt;/p&gt;</text:p>
      <text:p text:style-name="Standard"><text:s text:c="8"/>&lt;/div&gt;</text:p>
      <text:p text:style-name="Standard"><text:s text:c="6"/>&lt;/div&gt;</text:p>
      <text:p text:style-name="Standard"><text:s text:c="6"/>&lt;div class="flex items-center gap-2"&gt;</text:p>
      <text:p text:style-name="Standard"><text:s text:c="8"/>&lt;button id="langToggle" class="px-3 py-2 rounded-xl border border-neutral-300 hover:border-neutral-400 text-sm font-medium"&gt;EN / ES&lt;/button&gt;</text:p>
      <text:p text:style-name="Standard"><text:s text:c="8"/>&lt;button id="resetBtn" class="px-3 py-2 rounded-xl bg-neutral-900 text-white text-sm font-semibold hover:bg-neutral-800"&gt;Reset&lt;/button&gt;</text:p>
      <text:p text:style-name="Standard"><text:soft-page-break/><text:s text:c="6"/>&lt;/div&gt;</text:p>
      <text:p text:style-name="Standard"><text:s text:c="4"/>&lt;/div&gt;</text:p>
      <text:p text:style-name="Standard"><text:s text:c="2"/>&lt;/header&gt;</text:p>
      <text:p text:style-name="Standard"/>
      <text:p text:style-name="Standard"><text:s text:c="2"/>&lt;!-- HERO --&gt;</text:p>
      <text:p text:style-name="Standard"><text:s text:c="2"/>&lt;section class="relative"&gt;</text:p>
      <text:p text:style-name="Standard"><text:s text:c="4"/>&lt;div class="max-w-6xl mx-auto px-4 sm:px-6 py-8 sm:py-12"&gt;</text:p>
      <text:p text:style-name="Standard"><text:s text:c="6"/>&lt;div class="grid md:grid-cols-2 gap-6 items-center"&gt;</text:p>
      <text:p text:style-name="Standard"><text:s text:c="8"/>&lt;div&gt;</text:p>
      <text:p text:style-name="Standard"><text:s text:c="10"/>&lt;h2 class="text-3xl sm:text-4xl font-extrabold leading-tight" id="heroTitle"&gt;Clásicos de siempre, con mimo artesano&lt;/h2&gt;</text:p>
      <text:p text:style-name="Standard"><text:s text:c="10"/>&lt;p class="mt-3 text-neutral-600" id="heroText"&gt;Elige tu hamburguesa, añade o quita ingredientes a tu gusto. Cocina lenta, producto local, pan del día.&lt;/p&gt;</text:p>
      <text:p text:style-name="Standard"><text:s text:c="10"/>&lt;ul class="mt-4 text-sm text-neutral-600 list-disc list-inside" id="heroBullets"&gt;</text:p>
      <text:p text:style-name="Standard"><text:s text:c="12"/>&lt;li&gt;Carne 160 g · opción &lt;span class="font-semibold"&gt;veggie&lt;/span&gt;&lt;/li&gt;</text:p>
      <text:p text:style-name="Standard"><text:s text:c="12"/>&lt;li&gt;Pan brioche o sin gluten&lt;/li&gt;</text:p>
      <text:p text:style-name="Standard"><text:s text:c="12"/>&lt;li&gt;Quita/añade ingredientes en cada hamburguesa&lt;/li&gt;</text:p>
      <text:p text:style-name="Standard"><text:s text:c="10"/>&lt;/ul&gt;</text:p>
      <text:p text:style-name="Standard"><text:s text:c="8"/>&lt;/div&gt;</text:p>
      <text:p text:style-name="Standard"><text:s text:c="8"/>&lt;div class="relative"&gt;</text:p>
      <text:p text:style-name="Standard"><text:s text:c="10"/>&lt;div class="rounded-3xl shadow-soft overflow-hidden"&gt;</text:p>
      <text:p text:style-name="Standard"><text:s text:c="12"/>&lt;img alt="Gourmet Burger" src="https://images.unsplash.com/photo-1568901346375-23c9450c58cd?q=80&amp;w=1600&amp;auto=format&amp;fit=crop" class="w-full h-64 object-cover"&gt;</text:p>
      <text:p text:style-name="Standard"><text:s text:c="10"/>&lt;/div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!-- CONTENT --&gt;</text:p>
      <text:p text:style-name="Standard"><text:s text:c="2"/>&lt;main class="max-w-6xl mx-auto px-4 sm:px-6 pb-24"&gt;</text:p>
      <text:p text:style-name="Standard"><text:s text:c="4"/>&lt;div class="grid lg:grid-cols-[1fr,360px] gap-8"&gt;</text:p>
      <text:p text:style-name="Standard"><text:s text:c="6"/>&lt;!-- MENU GRID --&gt;</text:p>
      <text:p text:style-name="Standard"><text:s text:c="6"/>&lt;section&gt;</text:p>
      <text:p text:style-name="Standard"><text:s text:c="8"/>&lt;div class="flex items-end justify-between mb-4"&gt;</text:p>
      <text:p text:style-name="Standard"><text:s text:c="10"/>&lt;h3 class="text-2xl font-extrabold" id="menuTitle"&gt;Nuestra carta&lt;/h3&gt;</text:p>
      <text:p text:style-name="Standard"><text:s text:c="10"/>&lt;div class="text-sm text-neutral-500" id="menuHint"&gt;Pulsa “Personalizar” para añadir o quitar ingredientes&lt;/div&gt;</text:p>
      <text:p text:style-name="Standard"><text:s text:c="8"/>&lt;/div&gt;</text:p>
      <text:p text:style-name="Standard"><text:s text:c="8"/>&lt;div id="menuGrid" class="grid sm:grid-cols-2 gap-6"&gt;&lt;/div&gt;</text:p>
      <text:p text:style-name="Standard"><text:s text:c="6"/>&lt;/section&gt;</text:p>
      <text:p text:style-name="Standard"/>
      <text:p text:style-name="Standard"><text:s text:c="6"/>&lt;!-- SIDECART --&gt;</text:p>
      <text:p text:style-name="Standard"><text:s text:c="6"/>&lt;aside class="lg:sticky lg:top-20 h-max"&gt;</text:p>
      <text:p text:style-name="Standard"><text:s text:c="8"/>&lt;div class="rounded-3xl border border-neutral-200 bg-white shadow-soft p-5"&gt;</text:p>
      <text:p text:style-name="Standard"><text:s text:c="10"/>&lt;div class="flex items-center justify-between"&gt;</text:p>
      <text:p text:style-name="Standard"><text:s text:c="12"/>&lt;h4 class="font-extrabold text-lg" id="cartTitle"&gt;Tu pedido&lt;/h4&gt;</text:p>
      <text:p text:style-name="Standard"><text:s text:c="12"/>&lt;button id="clearCart" class="text-sm text-brand-700 hover:underline" aria-label="Vaciar"&gt;Vaciar&lt;/button&gt;</text:p>
      <text:p text:style-name="Standard"><text:s text:c="10"/>&lt;/div&gt;</text:p>
      <text:p text:style-name="Standard"><text:s text:c="10"/>&lt;div id="cartEmpty" class="text-neutral-500 text-sm mt-3" aria-live="polite"&gt;Aún no has añadido nada.&lt;/div&gt;</text:p>
      <text:p text:style-name="Standard"><text:soft-page-break/><text:s text:c="10"/>&lt;ul id="cartList" class="divide-y divide-neutral-200 mt-2 hidden"&gt;&lt;/ul&gt;</text:p>
      <text:p text:style-name="Standard"><text:s text:c="10"/>&lt;div class="mt-4 flex items-center justify-between"&gt;</text:p>
      <text:p text:style-name="Standard"><text:s text:c="12"/>&lt;span class="text-sm text-neutral-500" id="cartSubtotalLabel"&gt;Subtotal&lt;/span&gt;</text:p>
      <text:p text:style-name="Standard"><text:s text:c="12"/>&lt;span class="font-bold" id="cartSubtotal"&gt;0,00 €&lt;/span&gt;</text:p>
      <text:p text:style-name="Standard"><text:s text:c="10"/>&lt;/div&gt;</text:p>
      <text:p text:style-name="Standard"><text:s text:c="10"/>&lt;button id="checkoutBtn" class="mt-4 w-full py-3 rounded-2xl bg-brand-600 text-white font-semibold hover:bg-brand-700 transition" aria-label="Finalizar"&gt;</text:p>
      <text:p text:style-name="Standard"><text:s text:c="12"/>&lt;span id="checkoutText"&gt;Finalizar pedido&lt;/span&gt;</text:p>
      <text:p text:style-name="Standard"><text:s text:c="10"/>&lt;/button&gt;</text:p>
      <text:p text:style-name="Standard"><text:s text:c="10"/>&lt;p class="text-[11px] text-neutral-400 mt-2" id="legal"&gt;Precios con IGIC incluido. Fotos orientativas. No se venden bebidas en esta carta.&lt;/p&gt;</text:p>
      <text:p text:style-name="Standard"><text:s text:c="8"/>&lt;/div&gt;</text:p>
      <text:p text:style-name="Standard"><text:s text:c="6"/>&lt;/aside&gt;</text:p>
      <text:p text:style-name="Standard"><text:s text:c="4"/>&lt;/div&gt;</text:p>
      <text:p text:style-name="Standard"><text:s text:c="2"/>&lt;/main&gt;</text:p>
      <text:p text:style-name="Standard"/>
      <text:p text:style-name="Standard"><text:s text:c="2"/>&lt;footer class="border-t border-neutral-200 bg-white"&gt;</text:p>
      <text:p text:style-name="Standard"><text:s text:c="4"/>&lt;div class="max-w-6xl mx-auto px-4 sm:px-6 py-6 text-xs text-neutral-500 flex flex-wrap items-center gap-x-3 gap-y-1"&gt;</text:p>
      <text:p text:style-name="Standard"><text:s text:c="6"/>&lt;span&gt;© &lt;span id="year"&gt;&lt;/span&gt; Hamburguesería Gourmet.&lt;/span&gt;</text:p>
      <text:p text:style-name="Standard"><text:s text:c="6"/>&lt;span aria-hidden&gt;•&lt;/span&gt;</text:p>
      <text:p text:style-name="Standard"><text:s text:c="6"/>&lt;span id="footerNote"&gt;Hecho con ingredientes reales y cariño tradicional.&lt;/span&gt;</text:p>
      <text:p text:style-name="Standard"><text:s text:c="4"/>&lt;/div&gt;</text:p>
      <text:p text:style-name="Standard"><text:s text:c="2"/>&lt;/footer&gt;</text:p>
      <text:p text:style-name="Standard"/>
      <text:p text:style-name="Standard"><text:s text:c="2"/>&lt;script&gt;</text:p>
      <text:p text:style-name="Standard"><text:s text:c="4"/>// ===== i18n =====</text:p>
      <text:p text:style-name="Standard"><text:s text:c="4"/>const i18n = {</text:p>
      <text:p text:style-name="Standard"><text:s text:c="6"/>es: {</text:p>
      <text:p text:style-name="Standard"><text:s text:c="8"/>subtitle: 'Carta interactiva · Solo comida',</text:p>
      <text:p text:style-name="Standard"><text:s text:c="8"/>heroTitle: 'Clásicos de siempre, con mimo artesano',</text:p>
      <text:p text:style-name="Standard"><text:s text:c="8"/>heroText: 'Elige tu hamburguesa, añade o quita ingredientes a tu gusto. Cocina lenta, producto local, pan del día.',</text:p>
      <text:p text:style-name="Standard"><text:s text:c="8"/>heroBullets: [</text:p>
      <text:p text:style-name="Standard"><text:s text:c="10"/>'Carne 160 g · opción veggie',</text:p>
      <text:p text:style-name="Standard"><text:s text:c="10"/>'Pan brioche o sin gluten',</text:p>
      <text:p text:style-name="Standard"><text:s text:c="10"/>'Quita/añade ingredientes en cada hamburguesa'</text:p>
      <text:p text:style-name="Standard"><text:s text:c="8"/>],</text:p>
      <text:p text:style-name="Standard"><text:s text:c="8"/>menuTitle: 'Nuestra carta',</text:p>
      <text:p text:style-name="Standard"><text:s text:c="8"/>menuHint: 'Pulsa “Personalizar” para añadir o quitar ingredientes',</text:p>
      <text:p text:style-name="Standard"><text:s text:c="8"/>customize: 'Personalizar',</text:p>
      <text:p text:style-name="Standard"><text:s text:c="8"/>remove: 'Quitar',</text:p>
      <text:p text:style-name="Standard"><text:s text:c="8"/>include: 'Incluir',</text:p>
      <text:p text:style-name="Standard"><text:s text:c="8"/>extras: 'Extras',</text:p>
      <text:p text:style-name="Standard"><text:s text:c="8"/>base: 'Base',</text:p>
      <text:p text:style-name="Standard"><text:s text:c="8"/>addToCart: 'Añadir al pedido',</text:p>
      <text:p text:style-name="Standard"><text:s text:c="8"/>added: 'Añadido',</text:p>
      <text:p text:style-name="Standard"><text:s text:c="8"/>cartTitle: 'Tu pedido',</text:p>
      <text:p text:style-name="Standard"><text:s text:c="8"/>cartEmpty: 'Aún no has añadido nada.',</text:p>
      <text:p text:style-name="Standard"><text:s text:c="8"/>cartSubtotalLabel: 'Subtotal',</text:p>
      <text:p text:style-name="Standard"><text:s text:c="8"/>checkout: 'Finalizar pedido',</text:p>
      <text:p text:style-name="Standard"><text:s text:c="8"/>legal: 'Precios con IGIC incluido. Fotos orientativas. No se venden bebidas en esta carta.',</text:p>
      <text:p text:style-name="Standard"><text:soft-page-break/><text:s text:c="8"/>veggieLabel: 'Disponible versión veggie',</text:p>
      <text:p text:style-name="Standard"><text:s text:c="8"/>glutenFree: 'Pan sin gluten',</text:p>
      <text:p text:style-name="Standard"><text:s text:c="8"/>brioche: 'Pan brioche',</text:p>
      <text:p text:style-name="Standard"><text:s text:c="8"/>qty: 'Ud',</text:p>
      <text:p text:style-name="Standard"><text:s text:c="8"/>pieces: 'uds',</text:p>
      <text:p text:style-name="Standard"><text:s text:c="8"/>reset: 'Reset',</text:p>
      <text:p text:style-name="Standard"><text:s text:c="8"/>clearCart: 'Vaciar',</text:p>
      <text:p text:style-name="Standard"><text:s text:c="8"/>footerNote: 'Hecho con ingredientes reales y cariño tradicional.'</text:p>
      <text:p text:style-name="Standard"><text:s text:c="6"/>},</text:p>
      <text:p text:style-name="Standard"><text:s text:c="6"/>en: {</text:p>
      <text:p text:style-name="Standard"><text:s text:c="8"/>subtitle: 'Interactive menu · Food only',</text:p>
      <text:p text:style-name="Standard"><text:s text:c="8"/>heroTitle: 'Timeless classics, crafted with care',</text:p>
      <text:p text:style-name="Standard"><text:s text:c="8"/>heroText: 'Pick your burger, add or remove ingredients as you like. Slow cooking, local produce, daily-baked buns.',</text:p>
      <text:p text:style-name="Standard"><text:s text:c="8"/>heroBullets: [</text:p>
      <text:p text:style-name="Standard"><text:s text:c="10"/>'160 g beef · veggie option',</text:p>
      <text:p text:style-name="Standard"><text:s text:c="10"/>'Brioche or gluten-free bun',</text:p>
      <text:p text:style-name="Standard"><text:s text:c="10"/>'Add/remove ingredients per burger'</text:p>
      <text:p text:style-name="Standard"><text:s text:c="8"/>],</text:p>
      <text:p text:style-name="Standard"><text:s text:c="8"/>menuTitle: 'Our menu',</text:p>
      <text:p text:style-name="Standard"><text:s text:c="8"/>menuHint: 'Tap “Customize” to add or remove ingredients',</text:p>
      <text:p text:style-name="Standard"><text:s text:c="8"/>customize: 'Customize',</text:p>
      <text:p text:style-name="Standard"><text:s text:c="8"/>remove: 'Remove',</text:p>
      <text:p text:style-name="Standard"><text:s text:c="8"/>include: 'Include',</text:p>
      <text:p text:style-name="Standard"><text:s text:c="8"/>extras: 'Extras',</text:p>
      <text:p text:style-name="Standard"><text:s text:c="8"/>base: 'Base',</text:p>
      <text:p text:style-name="Standard"><text:s text:c="8"/>addToCart: 'Add to order',</text:p>
      <text:p text:style-name="Standard"><text:s text:c="8"/>added: 'Added',</text:p>
      <text:p text:style-name="Standard"><text:s text:c="8"/>cartTitle: 'Your order',</text:p>
      <text:p text:style-name="Standard"><text:s text:c="8"/>cartEmpty: "You haven't added anything yet.",</text:p>
      <text:p text:style-name="Standard"><text:s text:c="8"/>cartSubtotalLabel: 'Subtotal',</text:p>
      <text:p text:style-name="Standard"><text:s text:c="8"/>checkout: 'Checkout',</text:p>
      <text:p text:style-name="Standard"><text:s text:c="8"/>legal: 'Prices include tax. Photos are illustrative. Drinks not sold in this menu.',</text:p>
      <text:p text:style-name="Standard"><text:s text:c="8"/>veggieLabel: 'Veggie version available',</text:p>
      <text:p text:style-name="Standard"><text:s text:c="8"/>glutenFree: 'Gluten-free bun',</text:p>
      <text:p text:style-name="Standard"><text:s text:c="8"/>brioche: 'Brioche bun',</text:p>
      <text:p text:style-name="Standard"><text:s text:c="8"/>qty: 'Qty',</text:p>
      <text:p text:style-name="Standard"><text:s text:c="8"/>pieces: 'pcs',</text:p>
      <text:p text:style-name="Standard"><text:s text:c="8"/>reset: 'Reset',</text:p>
      <text:p text:style-name="Standard"><text:s text:c="8"/>clearCart: 'Clear',</text:p>
      <text:p text:style-name="Standard"><text:s text:c="8"/>footerNote: 'Made with real ingredients and traditional care.'</text:p>
      <text:p text:style-name="Standard"><text:s text:c="6"/>}</text:p>
      <text:p text:style-name="Standard"><text:s text:c="4"/>}</text:p>
      <text:p text:style-name="Standard"/>
      <text:p text:style-name="Standard"><text:s text:c="4"/>// ===== Data (8 burgers) =====</text:p>
      <text:p text:style-name="Standard"><text:s text:c="4"/>const BURGERS = [</text:p>
      <text:p text:style-name="Standard"><text:s text:c="6"/>{</text:p>
      <text:p text:style-name="Standard"><text:s text:c="8"/>id: 'hb1',</text:p>
      <text:p text:style-name="Standard"><text:s text:c="8"/>name: { es: 'Clásica', en: 'Classic' },</text:p>
      <text:p text:style-name="Standard"><text:s text:c="8"/>desc: { es: 'Carne 160 g, queso cheddar, lechuga, tomate, cebolla, salsa de la casa.', en: '160 g beef, cheddar, lettuce, tomato, onion, house sauce.' },</text:p>
      <text:p text:style-name="Standard"><text:s text:c="8"/>price: 8.9,</text:p>
      <text:p text:style-name="Standard"><text:soft-page-break/><text:s text:c="8"/>base: ['cheddar','lechuga','tomate','cebolla','salsa de la casa'],</text:p>
      <text:p text:style-name="Standard"><text:s text:c="8"/>extras: [ ['bacon',1.2], ['doble cheddar',1.0], ['huevo',1.1], ['pepino',0.5] ],</text:p>
      <text:p text:style-name="Standard"><text:s text:c="8"/>tags: ['brioche','veggie']</text:p>
      <text:p text:style-name="Standard"><text:s text:c="6"/>},</text:p>
      <text:p text:style-name="Standard"><text:s text:c="6"/>{</text:p>
      <text:p text:style-name="Standard"><text:s text:c="8"/>id: 'hb2',</text:p>
      <text:p text:style-name="Standard"><text:s text:c="8"/>name: { es: 'BBQ Ahumada', en: 'Smoky BBQ' },</text:p>
      <text:p text:style-name="Standard"><text:s text:c="8"/>desc: { es: 'Carne 160 g, bacon, cheddar, cebolla crispy y salsa BBQ.', en: '160 g beef, bacon, cheddar, crispy onions &amp; BBQ.' },</text:p>
      <text:p text:style-name="Standard"><text:s text:c="8"/>price: 10.5,</text:p>
      <text:p text:style-name="Standard"><text:s text:c="8"/>base: ['bacon','cheddar','cebolla crispy','salsa BBQ'],</text:p>
      <text:p text:style-name="Standard"><text:s text:c="8"/>extras: [ ['doble carne',2.5], ['jalapeños',0.6], ['queso gouda',0.9] ],</text:p>
      <text:p text:style-name="Standard"><text:s text:c="8"/>tags: ['brioche']</text:p>
      <text:p text:style-name="Standard"><text:s text:c="6"/>},</text:p>
      <text:p text:style-name="Standard"><text:s text:c="6"/>{</text:p>
      <text:p text:style-name="Standard"><text:s text:c="8"/>id: 'hb3',</text:p>
      <text:p text:style-name="Standard"><text:s text:c="8"/>name: { es: 'Trufa &amp; Brie', en: 'Truffle &amp; Brie' },</text:p>
      <text:p text:style-name="Standard"><text:s text:c="8"/>desc: { es: 'Carne 160 g, brie, champiñón salteado, rúcula, mayo trufada.', en: '160 g beef, brie, sautéed mushrooms, arugula, truffle mayo.' },</text:p>
      <text:p text:style-name="Standard"><text:s text:c="8"/>price: 12.8,</text:p>
      <text:p text:style-name="Standard"><text:s text:c="8"/>base: ['brie','champiñón','rúcula','mayo trufada'],</text:p>
      <text:p text:style-name="Standard"><text:s text:c="8"/>extras: [ ['cebolla caramelizada',0.8], ['doble brie',1.4] ],</text:p>
      <text:p text:style-name="Standard"><text:s text:c="8"/>tags: ['brioche','veggie']</text:p>
      <text:p text:style-name="Standard"><text:s text:c="6"/>},</text:p>
      <text:p text:style-name="Standard"><text:s text:c="6"/>{</text:p>
      <text:p text:style-name="Standard"><text:s text:c="8"/>id: 'hb4',</text:p>
      <text:p text:style-name="Standard"><text:s text:c="8"/>name: { es: 'Pico de Gallo', en: 'Pico de Gallo' },</text:p>
      <text:p text:style-name="Standard"><text:s text:c="8"/>desc: { es: 'Carne 160 g, cheddar, pico de gallo, jalapeños, cilantro.', en: '160 g beef, cheddar, pico de gallo, jalapeños, cilantro.' },</text:p>
      <text:p text:style-name="Standard"><text:s text:c="8"/>price: 11.2,</text:p>
      <text:p text:style-name="Standard"><text:s text:c="8"/>base: ['cheddar','pico de gallo','jalapeños','cilantro'],</text:p>
      <text:p text:style-name="Standard"><text:s text:c="8"/>extras: [ ['guacamole',1.3], ['nachos crujientes',0.7] ],</text:p>
      <text:p text:style-name="Standard"><text:s text:c="8"/>tags: ['brioche']</text:p>
      <text:p text:style-name="Standard"><text:s text:c="6"/>},</text:p>
      <text:p text:style-name="Standard"><text:s text:c="6"/>{</text:p>
      <text:p text:style-name="Standard"><text:s text:c="8"/>id: 'hb5',</text:p>
      <text:p text:style-name="Standard"><text:s text:c="8"/>name: { es: 'Azul &amp; Nuez', en: 'Blue &amp; Walnut' },</text:p>
      <text:p text:style-name="Standard"><text:s text:c="8"/>desc: { es: 'Carne 160 g, queso azul, nuez tostada, canónigos, pera.', en: '160 g beef, blue cheese, toasted walnut, lamb’s lettuce, pear.' },</text:p>
      <text:p text:style-name="Standard"><text:s text:c="8"/>price: 12.2,</text:p>
      <text:p text:style-name="Standard"><text:s text:c="8"/>base: ['queso azul','nuez','canónigos','pera'],</text:p>
      <text:p text:style-name="Standard"><text:s text:c="8"/>extras: [ ['miel',0.5], ['bacon',1.2] ],</text:p>
      <text:p text:style-name="Standard"><text:s text:c="8"/>tags: ['brioche']</text:p>
      <text:p text:style-name="Standard"><text:s text:c="6"/>},</text:p>
      <text:p text:style-name="Standard"><text:s text:c="6"/>{</text:p>
      <text:p text:style-name="Standard"><text:s text:c="8"/>id: 'hb6',</text:p>
      <text:p text:style-name="Standard"><text:s text:c="8"/>name: { es: 'Veggie Crispy', en: 'Veggie Crispy' },</text:p>
      <text:p text:style-name="Standard"><text:s text:c="8"/>desc: { es: 'Heura / veggie patty, lechuga, tomate, pepinillo, vegan mayo.', en: 'Heura / veggie patty, lettuce, tomato, pickles, vegan mayo.' },</text:p>
      <text:p text:style-name="Standard"><text:s text:c="8"/>price: 10.9,</text:p>
      <text:p text:style-name="Standard"><text:s text:c="8"/>base: ['lechuga','tomate','pepinillo','mayo vegana'],</text:p>
      <text:p text:style-name="Standard"><text:s text:c="8"/>extras: [ ['aguacate',1.2], ['cebolla roja',0.4] ],</text:p>
      <text:p text:style-name="Standard"><text:soft-page-break/><text:s text:c="8"/>tags: ['veggie','gluten-free']</text:p>
      <text:p text:style-name="Standard"><text:s text:c="6"/>},</text:p>
      <text:p text:style-name="Standard"><text:s text:c="6"/>{</text:p>
      <text:p text:style-name="Standard"><text:s text:c="8"/>id: 'hb7',</text:p>
      <text:p text:style-name="Standard"><text:s text:c="8"/>name: { es: 'Canaria', en: 'Canarian' },</text:p>
      <text:p text:style-name="Standard"><text:s text:c="8"/>desc: { es: 'Carne 160 g, queso palmero, mojo suave, papa chips.', en: '160 g beef, Palmero cheese, mild mojo, crisp potato.' },</text:p>
      <text:p text:style-name="Standard"><text:s text:c="8"/>price: 11.6,</text:p>
      <text:p text:style-name="Standard"><text:s text:c="8"/>base: ['queso palmero','mojo suave','papa chips'],</text:p>
      <text:p text:style-name="Standard"><text:s text:c="8"/>extras: [ ['gofio crujiente',0.6], ['cebolla',0.3] ],</text:p>
      <text:p text:style-name="Standard"><text:s text:c="8"/>tags: ['brioche']</text:p>
      <text:p text:style-name="Standard"><text:s text:c="6"/>},</text:p>
      <text:p text:style-name="Standard"><text:s text:c="6"/>{</text:p>
      <text:p text:style-name="Standard"><text:s text:c="8"/>id: 'hb8',</text:p>
      <text:p text:style-name="Standard"><text:s text:c="8"/>name: { es: 'Pepper Jack', en: 'Pepper Jack' },</text:p>
      <text:p text:style-name="Standard"><text:s text:c="8"/>desc: { es: 'Carne 160 g, pepper jack, pepinillos, mostaza dulce.', en: '160 g beef, pepper jack, pickles, sweet mustard.' },</text:p>
      <text:p text:style-name="Standard"><text:s text:c="8"/>price: 10.8,</text:p>
      <text:p text:style-name="Standard"><text:s text:c="8"/>base: ['pepper jack','pepinillos','mostaza dulce'],</text:p>
      <text:p text:style-name="Standard"><text:s text:c="8"/>extras: [ ['doble queso',1.0], ['huevo',1.1], ['bacon',1.2] ],</text:p>
      <text:p text:style-name="Standard"><text:s text:c="8"/>tags: ['brioche']</text:p>
      <text:p text:style-name="Standard"><text:s text:c="6"/>}</text:p>
      <text:p text:style-name="Standard"><text:s text:c="4"/>];</text:p>
      <text:p text:style-name="Standard"/>
      <text:p text:style-name="Standard"><text:s text:c="4"/>// ===== Utilities =====</text:p>
      <text:p text:style-name="Standard"><text:s text:c="4"/>const fmt = n =&gt; new Intl.NumberFormat('es-ES', { style: 'currency', currency: 'EUR' }).format(n);</text:p>
      <text:p text:style-name="Standard"><text:s text:c="4"/>const $ = s =&gt; document.querySelector(s);</text:p>
      <text:p text:style-name="Standard"><text:s text:c="4"/>const $$ = s =&gt; Array.from(document.querySelectorAll(s));</text:p>
      <text:p text:style-name="Standard"/>
      <text:p text:style-name="Standard"><text:s text:c="4"/>// ===== State =====</text:p>
      <text:p text:style-name="Standard"><text:s text:c="4"/>const state = {</text:p>
      <text:p text:style-name="Standard"><text:s text:c="6"/>lang: localStorage.getItem('lang') || 'es',</text:p>
      <text:p text:style-name="Standard"><text:s text:c="6"/>cart: [] // items: {id, name, price, baseSelected:Set, extrasSelected:Set}</text:p>
      <text:p text:style-name="Standard"><text:s text:c="4"/>};</text:p>
      <text:p text:style-name="Standard"/>
      <text:p text:style-name="Standard"><text:s text:c="4"/>// ===== Render Helpers =====</text:p>
      <text:p text:style-name="Standard"><text:s text:c="4"/>function renderStaticText() {</text:p>
      <text:p text:style-name="Standard"><text:s text:c="6"/>const t = i18n[state.lang];</text:p>
      <text:p text:style-name="Standard"><text:s text:c="6"/>$('#subtitle').textContent = t.subtitle;</text:p>
      <text:p text:style-name="Standard"><text:s text:c="6"/>$('#heroTitle').textContent = t.heroTitle;</text:p>
      <text:p text:style-name="Standard"><text:s text:c="6"/>$('#heroText').textContent = t.heroText;</text:p>
      <text:p text:style-name="Standard"><text:s text:c="6"/>const hb = $('#heroBullets');</text:p>
      <text:p text:style-name="Standard"><text:s text:c="6"/>hb.innerHTML = '';</text:p>
      <text:p text:style-name="Standard"><text:s text:c="6"/>t.heroBullets.forEach(b =&gt; {</text:p>
      <text:p text:style-name="Standard"><text:s text:c="8"/>const li = document.createElement('li'); li.textContent = b; hb.appendChild(li);</text:p>
      <text:p text:style-name="Standard"><text:s text:c="6"/>});</text:p>
      <text:p text:style-name="Standard"><text:s text:c="6"/>$('#menuTitle').textContent = t.menuTitle;</text:p>
      <text:p text:style-name="Standard"><text:s text:c="6"/>$('#menuHint').textContent = t.menuHint;</text:p>
      <text:p text:style-name="Standard"><text:s text:c="6"/>$('#cartTitle').textContent = t.cartTitle;</text:p>
      <text:p text:style-name="Standard"><text:s text:c="6"/>$('#cartEmpty').textContent = t.cartEmpty;</text:p>
      <text:p text:style-name="Standard"><text:s text:c="6"/>$('#cartSubtotalLabel').textContent = t.cartSubtotalLabel;</text:p>
      <text:p text:style-name="Standard"><text:soft-page-break/><text:s text:c="6"/>$('#checkoutText').textContent = t.checkout;</text:p>
      <text:p text:style-name="Standard"><text:s text:c="6"/>$('#legal').textContent = t.legal;</text:p>
      <text:p text:style-name="Standard"><text:s text:c="6"/>$('#resetBtn').textContent = t.reset;</text:p>
      <text:p text:style-name="Standard"><text:s text:c="6"/>$('#clearCart').textContent = t.clearCart;</text:p>
      <text:p text:style-name="Standard"><text:s text:c="6"/>$('#footerNote').textContent = t.footerNote;</text:p>
      <text:p text:style-name="Standard"><text:s text:c="4"/>}</text:p>
      <text:p text:style-name="Standard"/>
      <text:p text:style-name="Standard"><text:s text:c="4"/>function renderMenu() {</text:p>
      <text:p text:style-name="Standard"><text:s text:c="6"/>const t = i18n[state.lang];</text:p>
      <text:p text:style-name="Standard"><text:s text:c="6"/>const grid = $('#menuGrid');</text:p>
      <text:p text:style-name="Standard"><text:s text:c="6"/>grid.innerHTML = '';</text:p>
      <text:p text:style-name="Standard"/>
      <text:p text:style-name="Standard"><text:s text:c="6"/>BURGERS.forEach(b =&gt; {</text:p>
      <text:p text:style-name="Standard"><text:s text:c="8"/>const card = document.createElement('article');</text:p>
      <text:p text:style-name="Standard"><text:s text:c="8"/>card.className = 'rounded-3xl border border-neutral-200 bg-white shadow-soft overflow-hidden flex flex-col';</text:p>
      <text:p text:style-name="Standard"><text:s text:c="8"/>card.innerHTML = `</text:p>
      <text:p text:style-name="Standard"><text:s text:c="10"/>&lt;div class="p-5"&gt;</text:p>
      <text:p text:style-name="Standard"><text:s text:c="12"/>&lt;div class="flex items-start justify-between gap-3"&gt;</text:p>
      <text:p text:style-name="Standard"><text:s text:c="14"/>&lt;div&gt;</text:p>
      <text:p text:style-name="Standard"><text:s text:c="16"/>&lt;h4 class="font-extrabold text-lg"&gt;${b.name[state.lang]}&lt;/h4&gt;</text:p>
      <text:p text:style-name="Standard"><text:s text:c="16"/>&lt;p class="text-sm text-neutral-600 mt-1"&gt;${b.desc[state.lang]}&lt;/p&gt;</text:p>
      <text:p text:style-name="Standard"><text:s text:c="16"/>&lt;div class="mt-2 flex gap-2 flex-wrap"&gt;${b.tags.map(tag =&gt; tagLabel(tag)).join('')}&lt;/div&gt;</text:p>
      <text:p text:style-name="Standard"><text:s text:c="14"/>&lt;/div&gt;</text:p>
      <text:p text:style-name="Standard"><text:s text:c="14"/>&lt;div class="text-right"&gt;</text:p>
      <text:p text:style-name="Standard"><text:s text:c="16"/>&lt;div class="text-xl font-extrabold text-neutral-900" data-price&gt; ${fmt(b.price)} &lt;/div&gt;</text:p>
      <text:p text:style-name="Standard"><text:s text:c="16"/>&lt;div class="text-xs text-neutral-500"&gt;Base&lt;/div&gt;</text:p>
      <text:p text:style-name="Standard"><text:s text:c="14"/>&lt;/div&gt;</text:p>
      <text:p text:style-name="Standard"><text:s text:c="12"/>&lt;/div&gt;</text:p>
      <text:p text:style-name="Standard"><text:s text:c="12"/>&lt;button class="mt-3 text-sm font-semibold text-brand-700 hover:underline" data-toggle&gt;🔧 ${t.customize}&lt;/button&gt;</text:p>
      <text:p text:style-name="Standard"/>
      <text:p text:style-name="Standard"><text:s text:c="12"/>&lt;div class="mt-3 hidden" data-panel&gt;</text:p>
      <text:p text:style-name="Standard"><text:s text:c="14"/>&lt;div class="rounded-2xl border border-neutral-200 p-4"&gt;</text:p>
      <text:p text:style-name="Standard"><text:s text:c="16"/>&lt;div class="grid sm:grid-cols-2 gap-4"&gt;</text:p>
      <text:p text:style-name="Standard"><text:s text:c="18"/>&lt;div&gt;</text:p>
      <text:p text:style-name="Standard"><text:s text:c="20"/>&lt;div class="text-xs uppercase text-neutral-500 tracking-wide"&gt;${t.base}&lt;/div&gt;</text:p>
      <text:p text:style-name="Standard"><text:s text:c="20"/>&lt;div class="mt-2 space-y-2" data-base-list&gt;&lt;/div&gt;</text:p>
      <text:p text:style-name="Standard"><text:s text:c="18"/>&lt;/div&gt;</text:p>
      <text:p text:style-name="Standard"><text:s text:c="18"/>&lt;div&gt;</text:p>
      <text:p text:style-name="Standard"><text:s text:c="20"/>&lt;div class="text-xs uppercase text-neutral-500 tracking-wide"&gt;${t.extras}&lt;/div&gt;</text:p>
      <text:p text:style-name="Standard"><text:s text:c="20"/>&lt;div class="mt-2 space-y-2" data-extras-list&gt;&lt;/div&gt;</text:p>
      <text:p text:style-name="Standard"><text:s text:c="18"/>&lt;/div&gt;</text:p>
      <text:p text:style-name="Standard"><text:s text:c="16"/>&lt;/div&gt;</text:p>
      <text:p text:style-name="Standard"><text:s text:c="14"/>&lt;/div&gt;</text:p>
      <text:p text:style-name="Standard"><text:s text:c="12"/>&lt;/div&gt;</text:p>
      <text:p text:style-name="Standard"><text:s text:c="10"/>&lt;/div&gt;</text:p>
      <text:p text:style-name="Standard"><text:s text:c="10"/>&lt;div class="mt-auto px-5 pb-5"&gt;</text:p>
      <text:p text:style-name="Standard"><text:s text:c="12"/>&lt;button class="w-full py-3 rounded-2xl bg-neutral-900 text-white font-semibold hover:bg-neutral-800 transition" data-add&gt;${t.addToCart}&lt;/button&gt;</text:p>
      <text:p text:style-name="Standard"><text:s text:c="10"/>&lt;/div&gt;</text:p>
      <text:p text:style-name="Standard"><text:soft-page-break/><text:s text:c="8"/>`;</text:p>
      <text:p text:style-name="Standard"/>
      <text:p text:style-name="Standard"><text:s text:c="8"/>// build checkboxes</text:p>
      <text:p text:style-name="Standard"><text:s text:c="8"/>const baseWrap = card.querySelector('[data-base-list]');</text:p>
      <text:p text:style-name="Standard"><text:s text:c="8"/>const extrasWrap = card.querySelector('[data-extras-list]');</text:p>
      <text:p text:style-name="Standard"><text:s text:c="8"/>const selectedBase = new Set(b.base); // start included</text:p>
      <text:p text:style-name="Standard"><text:s text:c="8"/>const selectedExtras = new Set();</text:p>
      <text:p text:style-name="Standard"/>
      <text:p text:style-name="Standard"><text:s text:c="8"/>// Base ingredients (toggle include/remove)</text:p>
      <text:p text:style-name="Standard"><text:s text:c="8"/>b.base.forEach(ing =&gt; {</text:p>
      <text:p text:style-name="Standard"><text:s text:c="10"/>const id = `${b.id}-b-${ing}`;</text:p>
      <text:p text:style-name="Standard"><text:s text:c="10"/>const row = document.createElement('label');</text:p>
      <text:p text:style-name="Standard"><text:s text:c="10"/>row.className = 'flex items-center justify-between gap-3 rounded-xl border border-neutral-200 px-3 py-2 hover:bg-neutral-50';</text:p>
      <text:p text:style-name="Standard"><text:s text:c="10"/>row.innerHTML = `</text:p>
      <text:p text:style-name="Standard"><text:s text:c="12"/>&lt;div class="flex items-center gap-2"&gt;</text:p>
      <text:p text:style-name="Standard"><text:s text:c="14"/>&lt;input type="checkbox" id="${id}" checked class="h-4 w-4 rounded border-neutral-300"&gt;</text:p>
      <text:p text:style-name="Standard"><text:s text:c="14"/>&lt;span class="text-sm"&gt;${ing}&lt;/span&gt;</text:p>
      <text:p text:style-name="Standard"><text:s text:c="12"/>&lt;/div&gt;</text:p>
      <text:p text:style-name="Standard"><text:s text:c="12"/>&lt;span class="text-xs text-neutral-500"&gt;${i18n[state.lang].include}&lt;/span&gt;</text:p>
      <text:p text:style-name="Standard"><text:s text:c="10"/>`;</text:p>
      <text:p text:style-name="Standard"><text:s text:c="10"/>row.querySelector('input').addEventListener('change', (e) =&gt; {</text:p>
      <text:p text:style-name="Standard"><text:s text:c="12"/>if (e.target.checked) selectedBase.add(ing); else selectedBase.delete(ing);</text:p>
      <text:p text:style-name="Standard"><text:s text:c="12"/>updatePrice();</text:p>
      <text:p text:style-name="Standard"><text:s text:c="10"/>});</text:p>
      <text:p text:style-name="Standard"><text:s text:c="10"/>baseWrap.appendChild(row);</text:p>
      <text:p text:style-name="Standard"><text:s text:c="8"/>});</text:p>
      <text:p text:style-name="Standard"/>
      <text:p text:style-name="Standard"><text:s text:c="8"/>// Extras (price +)</text:p>
      <text:p text:style-name="Standard"><text:s text:c="8"/>b.extras.forEach(([ing, p]) =&gt; {</text:p>
      <text:p text:style-name="Standard"><text:s text:c="10"/>const id = `${b.id}-e-${ing}`;</text:p>
      <text:p text:style-name="Standard"><text:s text:c="10"/>const row = document.createElement('label');</text:p>
      <text:p text:style-name="Standard"><text:s text:c="10"/>row.className = 'flex items-center justify-between gap-3 rounded-xl border border-neutral-200 px-3 py-2 hover:bg-neutral-50';</text:p>
      <text:p text:style-name="Standard"><text:s text:c="10"/>row.innerHTML = `</text:p>
      <text:p text:style-name="Standard"><text:s text:c="12"/>&lt;div class="flex items-center gap-2"&gt;</text:p>
      <text:p text:style-name="Standard"><text:s text:c="14"/>&lt;input type="checkbox" id="${id}" class="h-4 w-4 rounded border-neutral-300"&gt;</text:p>
      <text:p text:style-name="Standard"><text:s text:c="14"/>&lt;span class="text-sm"&gt;${ing}&lt;/span&gt;</text:p>
      <text:p text:style-name="Standard"><text:s text:c="12"/>&lt;/div&gt;</text:p>
      <text:p text:style-name="Standard"><text:s text:c="12"/>&lt;span class="text-xs text-neutral-600 font-medium"&gt;+ ${fmt(p)}&lt;/span&gt;</text:p>
      <text:p text:style-name="Standard"><text:s text:c="10"/>`;</text:p>
      <text:p text:style-name="Standard"><text:s text:c="10"/>row.querySelector('input').addEventListener('change', (e) =&gt; {</text:p>
      <text:p text:style-name="Standard"><text:s text:c="12"/>if (e.target.checked) selectedExtras.add(ing); else selectedExtras.delete(ing);</text:p>
      <text:p text:style-name="Standard"><text:s text:c="12"/>updatePrice();</text:p>
      <text:p text:style-name="Standard"><text:s text:c="10"/>});</text:p>
      <text:p text:style-name="Standard"><text:s text:c="10"/>extrasWrap.appendChild(row);</text:p>
      <text:p text:style-name="Standard"><text:s text:c="8"/>});</text:p>
      <text:p text:style-name="Standard"/>
      <text:p text:style-name="Standard"><text:s text:c="8"/>// Toggle panel</text:p>
      <text:p text:style-name="Standard"><text:s text:c="8"/>card.querySelector('[data-toggle]').addEventListener('click', () =&gt; {</text:p>
      <text:p text:style-name="Standard"><text:s text:c="10"/>card.querySelector('[data-panel]').classList.toggle('hidden');</text:p>
      <text:p text:style-name="Standard"><text:s text:c="8"/>});</text:p>
      <text:p text:style-name="Standard"><text:soft-page-break/></text:p>
      <text:p text:style-name="Standard"><text:s text:c="8"/>// Add to cart</text:p>
      <text:p text:style-name="Standard"><text:s text:c="8"/>card.querySelector('[data-add]').addEventListener('click', (e) =&gt; {</text:p>
      <text:p text:style-name="Standard"><text:s text:c="10"/>e.currentTarget.disabled = true;</text:p>
      <text:p text:style-name="Standard"><text:s text:c="10"/>e.currentTarget.textContent = i18n[state.lang].added + ' ✓';</text:p>
      <text:p text:style-name="Standard"><text:s text:c="10"/>setTimeout(() =&gt; { e.currentTarget.disabled = false; e.currentTarget.textContent = i18n[state.lang].addToCart; }, 900);</text:p>
      <text:p text:style-name="Standard"/>
      <text:p text:style-name="Standard"><text:s text:c="10"/>const priceNow = calcPrice();</text:p>
      <text:p text:style-name="Standard"><text:s text:c="10"/>state.cart.push({</text:p>
      <text:p text:style-name="Standard"><text:s text:c="12"/>id: b.id,</text:p>
      <text:p text:style-name="Standard"><text:s text:c="12"/>name: b.name[state.lang],</text:p>
      <text:p text:style-name="Standard"><text:s text:c="12"/>price: priceNow,</text:p>
      <text:p text:style-name="Standard"><text:s text:c="12"/>base: Array.from(selectedBase),</text:p>
      <text:p text:style-name="Standard"><text:s text:c="12"/>extras: Array.from(selectedExtras)</text:p>
      <text:p text:style-name="Standard"><text:s text:c="10"/>});</text:p>
      <text:p text:style-name="Standard"><text:s text:c="10"/>renderCart();</text:p>
      <text:p text:style-name="Standard"><text:s text:c="8"/>});</text:p>
      <text:p text:style-name="Standard"/>
      <text:p text:style-name="Standard"><text:s text:c="8"/>function calcPrice() {</text:p>
      <text:p text:style-name="Standard"><text:s text:c="10"/>const extrasTotal = b.extras</text:p>
      <text:p text:style-name="Standard"><text:s text:c="12"/>.filter(([ing]) =&gt; selectedExtras.has(ing))</text:p>
      <text:p text:style-name="Standard"><text:s text:c="12"/>.reduce((acc, [,p]) =&gt; acc + p, 0);</text:p>
      <text:p text:style-name="Standard"><text:s text:c="10"/>return +(b.price + extrasTotal).toFixed(2);</text:p>
      <text:p text:style-name="Standard"><text:s text:c="8"/>}</text:p>
      <text:p text:style-name="Standard"/>
      <text:p text:style-name="Standard"><text:s text:c="8"/>function updatePrice() {</text:p>
      <text:p text:style-name="Standard"><text:s text:c="10"/>card.querySelector('[data-price]').textContent = fmt(calcPrice());</text:p>
      <text:p text:style-name="Standard"><text:s text:c="8"/>}</text:p>
      <text:p text:style-name="Standard"/>
      <text:p text:style-name="Standard"><text:s text:c="8"/>grid.appendChild(card);</text:p>
      <text:p text:style-name="Standard"><text:s text:c="6"/>});</text:p>
      <text:p text:style-name="Standard"><text:s text:c="4"/>}</text:p>
      <text:p text:style-name="Standard"/>
      <text:p text:style-name="Standard"><text:s text:c="4"/>function tagLabel(tag) {</text:p>
      <text:p text:style-name="Standard"><text:s text:c="6"/>const t = i18n[state.lang];</text:p>
      <text:p text:style-name="Standard"><text:s text:c="6"/>const map = {</text:p>
      <text:p text:style-name="Standard"><text:s text:c="8"/>'brioche': t.brioche,</text:p>
      <text:p text:style-name="Standard"><text:s text:c="8"/>'gluten-free': t.glutenFree,</text:p>
      <text:p text:style-name="Standard"><text:s text:c="8"/>'veggie': t.veggieLabel</text:p>
      <text:p text:style-name="Standard"><text:s text:c="6"/>};</text:p>
      <text:p text:style-name="Standard"><text:s text:c="6"/>const text = map[tag] || tag;</text:p>
      <text:p text:style-name="Standard"><text:s text:c="6"/>return `&lt;span class="inline-flex items-center px-2 py-1 rounded-full text-xs bg-neutral-100 border border-neutral-200"&gt;${text}&lt;/span&gt;`;</text:p>
      <text:p text:style-name="Standard"><text:s text:c="4"/>}</text:p>
      <text:p text:style-name="Standard"/>
      <text:p text:style-name="Standard"><text:s text:c="4"/>function renderCart() {</text:p>
      <text:p text:style-name="Standard"><text:s text:c="6"/>const t = i18n[state.lang];</text:p>
      <text:p text:style-name="Standard"><text:s text:c="6"/>const list = $('#cartList');</text:p>
      <text:p text:style-name="Standard"><text:s text:c="6"/>const empty = $('#cartEmpty');</text:p>
      <text:p text:style-name="Standard"><text:s text:c="6"/>list.innerHTML = '';</text:p>
      <text:p text:style-name="Standard"/>
      <text:p text:style-name="Standard"><text:soft-page-break/><text:s text:c="6"/>if (state.cart.length === 0) {</text:p>
      <text:p text:style-name="Standard"><text:s text:c="8"/>empty.classList.remove('hidden');</text:p>
      <text:p text:style-name="Standard"><text:s text:c="8"/>list.classList.add('hidden');</text:p>
      <text:p text:style-name="Standard"><text:s text:c="6"/>} else {</text:p>
      <text:p text:style-name="Standard"><text:s text:c="8"/>empty.classList.add('hidden');</text:p>
      <text:p text:style-name="Standard"><text:s text:c="8"/>list.classList.remove('hidden');</text:p>
      <text:p text:style-name="Standard"><text:s text:c="6"/>}</text:p>
      <text:p text:style-name="Standard"/>
      <text:p text:style-name="Standard"><text:s text:c="6"/>let subtotal = 0;</text:p>
      <text:p text:style-name="Standard"><text:s text:c="6"/>state.cart.forEach((item, idx) =&gt; {</text:p>
      <text:p text:style-name="Standard"><text:s text:c="8"/>subtotal += item.price;</text:p>
      <text:p text:style-name="Standard"><text:s text:c="8"/>const li = document.createElement('li');</text:p>
      <text:p text:style-name="Standard"><text:s text:c="8"/>li.className = 'py-3 flex items-start justify-between gap-3';</text:p>
      <text:p text:style-name="Standard"><text:s text:c="8"/>li.innerHTML = `</text:p>
      <text:p text:style-name="Standard"><text:s text:c="10"/>&lt;div&gt;</text:p>
      <text:p text:style-name="Standard"><text:s text:c="12"/>&lt;div class="font-semibold"&gt;${item.name}&lt;/div&gt;</text:p>
      <text:p text:style-name="Standard"><text:s text:c="12"/>&lt;div class="text-xs text-neutral-600 mt-1"&gt;${i18n[state.lang].base}: ${item.base.join(', ') || '—'}&lt;/div&gt;</text:p>
      <text:p text:style-name="Standard"><text:s text:c="12"/>&lt;div class="text-xs text-neutral-600"&gt;${i18n[state.lang].extras}: ${item.extras.join(', ') || '—'}&lt;/div&gt;</text:p>
      <text:p text:style-name="Standard"><text:s text:c="10"/>&lt;/div&gt;</text:p>
      <text:p text:style-name="Standard"><text:s text:c="10"/>&lt;div class="text-right"&gt;</text:p>
      <text:p text:style-name="Standard"><text:s text:c="12"/>&lt;div class="font-bold"&gt;${fmt(item.price)}&lt;/div&gt;</text:p>
      <text:p text:style-name="Standard"><text:s text:c="12"/>&lt;button class="text-xs text-brand-700 hover:underline mt-1" data-remove="${idx}"&gt;${i18n[state.lang].remove}&lt;/button&gt;</text:p>
      <text:p text:style-name="Standard"><text:s text:c="10"/>&lt;/div&gt;</text:p>
      <text:p text:style-name="Standard"><text:s text:c="8"/>`;</text:p>
      <text:p text:style-name="Standard"><text:s text:c="8"/>list.appendChild(li);</text:p>
      <text:p text:style-name="Standard"><text:s text:c="6"/>});</text:p>
      <text:p text:style-name="Standard"/>
      <text:p text:style-name="Standard"><text:s text:c="6"/>$('#cartSubtotal').textContent = fmt(subtotal);</text:p>
      <text:p text:style-name="Standard"/>
      <text:p text:style-name="Standard"><text:s text:c="6"/>// remove handlers</text:p>
      <text:p text:style-name="Standard"><text:s text:c="6"/>$$('#cartList [data-remove]').forEach(btn =&gt; {</text:p>
      <text:p text:style-name="Standard"><text:s text:c="8"/>btn.addEventListener('click', (e) =&gt; {</text:p>
      <text:p text:style-name="Standard"><text:s text:c="10"/>const i = +e.currentTarget.getAttribute('data-remove');</text:p>
      <text:p text:style-name="Standard"><text:s text:c="10"/>state.cart.splice(i,1);</text:p>
      <text:p text:style-name="Standard"><text:s text:c="10"/>renderCart();</text:p>
      <text:p text:style-name="Standard"><text:s text:c="8"/>});</text:p>
      <text:p text:style-name="Standard"><text:s text:c="6"/>});</text:p>
      <text:p text:style-name="Standard"><text:s text:c="4"/>}</text:p>
      <text:p text:style-name="Standard"/>
      <text:p text:style-name="Standard"><text:s text:c="4"/>function setLang(lang) {</text:p>
      <text:p text:style-name="Standard"><text:s text:c="6"/>state.lang = lang;</text:p>
      <text:p text:style-name="Standard"><text:s text:c="6"/>localStorage.setItem('lang', lang);</text:p>
      <text:p text:style-name="Standard"><text:s text:c="6"/>renderStaticText();</text:p>
      <text:p text:style-name="Standard"><text:s text:c="6"/>renderMenu();</text:p>
      <text:p text:style-name="Standard"><text:s text:c="6"/>renderCart();</text:p>
      <text:p text:style-name="Standard"><text:s text:c="4"/>}</text:p>
      <text:p text:style-name="Standard"/>
      <text:p text:style-name="Standard"><text:s text:c="4"/>// ===== Init =====</text:p>
      <text:p text:style-name="Standard"><text:s text:c="4"/>document.addEventListener('DOMContentLoaded', () =&gt; {</text:p>
      <text:p text:style-name="Standard"><text:soft-page-break/><text:s text:c="6"/>$('#year').textContent = new Date().getFullYear();</text:p>
      <text:p text:style-name="Standard"><text:s text:c="6"/>renderStaticText();</text:p>
      <text:p text:style-name="Standard"><text:s text:c="6"/>renderMenu();</text:p>
      <text:p text:style-name="Standard"><text:s text:c="6"/>renderCart();</text:p>
      <text:p text:style-name="Standard"/>
      <text:p text:style-name="Standard"><text:s text:c="6"/>$('#langToggle').addEventListener('click', () =&gt; setLang(state.lang === 'es' ? 'en' : 'es'));</text:p>
      <text:p text:style-name="Standard"><text:s text:c="6"/>$('#resetBtn').addEventListener('click', () =&gt; { localStorage.clear(); location.reload(); });</text:p>
      <text:p text:style-name="Standard"><text:s text:c="6"/>$('#clearCart').addEventListener('click', () =&gt; { state.cart = []; renderCart(); });</text:p>
      <text:p text:style-name="Standard"><text:s text:c="6"/>$('#checkoutBtn').addEventListener('click', () =&gt; {</text:p>
      <text:p text:style-name="Standard"><text:s text:c="8"/>const t = i18n[state.lang];</text:p>
      <text:p text:style-name="Standard"><text:s text:c="8"/>if (state.cart.length === 0) return alert(state.lang === 'es' ? 'Tu pedido está vacío.' : 'Your order is empty.');</text:p>
      <text:p text:style-name="Standard"><text:s text:c="8"/>const lines = state.cart.map((it, i) =&gt; `${i+1}. ${it.name} → ${fmt(it.price)}\n <text:s/>- ${t.base}: ${it.base.join(', ') || '—'}\n <text:s/>- ${t.extras}: ${it.extras.join(', ') || '—'}`).join('\n\n');</text:p>
      <text:p text:style-name="Standard"><text:s text:c="8"/>alert((state.lang === 'es' ? 'Resumen de pedido' : 'Order summary') + '\n\n' + lines + `\n\n${t.cartSubtotalLabel}: ${$('#cartSubtotal').textContent}`);</text:p>
      <text:p text:style-name="Standard"><text:s text:c="6"/>});</text:p>
      <text:p text:style-name="Standard"><text:s text:c="4"/>});</text:p>
      <text:p text:style-name="Standard"><text:s text:c="2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5$Win32 OpenOffice.org_project/4115m2$Build-9813</meta:generator>
    <dc:date>2025-10-25T17:48:32.72</dc:date>
    <meta:document-statistic meta:table-count="0" meta:image-count="0" meta:object-count="0" meta:page-count="11" meta:paragraph-count="472" meta:word-count="1921" meta:character-count="21053"/>
    <dc:creator>ignacio fernandez</dc:creator>
    <meta:user-defined meta:name="Info 1"/>
    <meta:user-defined meta:name="Info 2"/>
    <meta:user-defined meta:name="Info 3"/>
    <meta:user-defined meta:name="Info 4"/>
  </office:meta>
</office:document-meta>
</file>